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3"/>
        </table:table-row>
        <table:table-row table:style-name="ro1">
          <table:table-cell office:value-type="string">
            <text:p>Ziel: Bestimmung „g“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Pendellänge in 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7">
            <text:p>42,9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75">
            <text:p>19,75</text:p>
          </table:table-cell>
          <table:table-cell office:value-type="float" office:value="9555">
            <text:p>955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75">
            <text:p>19,7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66">
            <text:p>19,6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13">
            <text:p>20,13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09">
            <text:p>20,0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09">
            <text:p>20,0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37">
            <text:p>18,37</text:p>
          </table:table-cell>
          <table:table-cell office:value-type="float" office:value="844">
            <text:p>8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47">
            <text:p>18,4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47">
            <text:p>18,4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65">
            <text:p>17,65</text:p>
          </table:table-cell>
          <table:table-cell office:value-type="float" office:value="774">
            <text:p>77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57">
            <text:p>17,5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69">
            <text:p>17,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6">
            <text:p>20,66</text:p>
          </table:table-cell>
          <table:table-cell office:value-type="float" office:value="1058">
            <text:p>105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9">
            <text:p>20,6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3">
            <text:p>20,6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Die Längen können um bis zu 3 mm abweichen.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27.10.2017</text:date>, <text:time>22:48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Hawighorst</meta:initial-creator>
    <meta:creation-date>2017-10-27T22:36:36.75</meta:creation-date>
    <dc:date>2017-10-27T22:48:19.68</dc:date>
    <dc:creator>Hauke Hawighorst</dc:creator>
    <meta:editing-duration>PT11M42S</meta:editing-duration>
    <meta:editing-cycles>2</meta:editing-cycles>
    <meta:generator>OpenOffice/4.1.1$Win32 OpenOffice.org_project/411m6$Build-9775</meta:generator>
    <meta:document-statistic meta:table-count="3" meta:cell-count="52" meta:object-count="0"/>
  </office:meta>
</office:document-meta>
</file>